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5" style:family="text">
      <style:text-properties fo:font-size="18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6" style:family="text">
      <style:text-properties fo:font-size="12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7" style:family="text">
      <style:text-properties fo:font-size="20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8" style:family="text">
      <style:text-properties fo:font-size="12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50.00%" fo:text-align="justify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50.00%" fo:text-align="justify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.Sreeharsha</text:span></text:p>
      <text:p text:style-name="P1"><text:span text:style-name="T1">192124071</text:span></text:p>
      <text:p text:style-name="P2"><text:span text:style-name="T2">Computer Networks</text:span></text:p>
      <text:p text:style-name="P3"><text:span text:style-name="T3">Experment(5):-</text:span></text:p>
      <text:p text:style-name="P4"><text:span text:style-name="T3">Aim:-</text:span></text:p>
      <text:p text:style-name="P4"><text:span text:style-name="T4">Data Link Layer Traffic Simulation using Packet Tracer Analysis of ARP.</text:span></text:p>
      <text:p text:style-name="P4"><text:span text:style-name="T5">Software requirements:-</text:span></text:p>
      <text:p text:style-name="P4"><text:span text:style-name="T6">Pc's,hub,server.</text:span></text:p>
      <text:p text:style-name="P4"><text:span text:style-name="T7">Algorithm:-</text:span></text:p>
      <text:p text:style-name="P4"><text:span text:style-name="T8">step1:-lets take two pc's.</text:span></text:p>
      <text:p text:style-name="P4"><text:span text:style-name="T8">step2:-also take hub and server.</text:span></text:p>
      <text:p text:style-name="P4"><text:span text:style-name="T8">step3:-connect all requirements with connectors.</text:span></text:p>
      <text:p text:style-name="P4"><text:span text:style-name="T8">step4:-give ip adress to all pcs and to server.</text:span></text:p>
      <text:p text:style-name="P4"><text:span text:style-name="T8">step5:-send messages through one pc to server.</text:span></text:p>
      <text:p text:style-name="P5"><draw:frame text:anchor-type="as-char" svg:width="146.47mm" svg:height="82.34mm" style:rel-width="scale" style:rel-height="scale"><draw:object-ole xlink:href="OleObj1"/><draw:image xlink:href="ObjectReplacements/OleObj1"/></draw:frame><text:span text:style-name="T8"/></text:p>
      <text:p text:style-name="P5"><draw:frame text:anchor-type="as-char" svg:width="146.47mm" svg:height="82.34mm" style:rel-width="scale" style:rel-height="scale"><draw:object-ole xlink:href="OleObj2"/><draw:image xlink:href="ObjectReplacements/OleObj2"/></draw:frame><text:span text:style-name="T8"/></text:p>
      <text:p text:style-name="P5"><text:span text:style-name="T8"/></text:p>
      <text:p text:style-name="P6"><text:span text:style-name="T8"/></text:p>
      <text:p text:style-name="P7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